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fo:font-size="28pt" style:font-size-asian="28pt" style:font-size-complex="28pt"/>
    </style:style>
    <style:style style:name="P2" style:family="paragraph" style:parent-style-name="Text_20_body">
      <style:text-properties officeooo:rsid="00574b4f" officeooo:paragraph-rsid="0016db2e"/>
    </style:style>
    <style:style style:name="P3" style:family="paragraph" style:parent-style-name="Text_20_body">
      <style:text-properties officeooo:rsid="0043f82c" officeooo:paragraph-rsid="0008d95b"/>
    </style:style>
    <style:style style:name="P4" style:family="paragraph" style:parent-style-name="Text_20_body">
      <style:text-properties officeooo:paragraph-rsid="0008d95b"/>
    </style:style>
    <style:style style:name="P5" style:family="paragraph" style:parent-style-name="Text_20_body">
      <style:text-properties officeooo:rsid="00455a78" officeooo:paragraph-rsid="0008d95b"/>
    </style:style>
    <style:style style:name="P6" style:family="paragraph" style:parent-style-name="Text_20_body">
      <style:text-properties style:font-name="Liberation Mono" officeooo:rsid="00455a78" officeooo:paragraph-rsid="0008d95b"/>
    </style:style>
    <style:style style:name="P7" style:family="paragraph" style:parent-style-name="Text_20_body">
      <style:text-properties style:font-name="Times New Roman" officeooo:rsid="004783c9" officeooo:paragraph-rsid="0008d95b"/>
    </style:style>
    <style:style style:name="P8" style:family="paragraph" style:parent-style-name="Text_20_body">
      <style:text-properties style:font-name="Times New Roman" officeooo:rsid="0056a947" officeooo:paragraph-rsid="0008d95b"/>
    </style:style>
    <style:style style:name="P9" style:family="paragraph" style:parent-style-name="Text_20_body">
      <style:text-properties officeooo:rsid="004d337a" officeooo:paragraph-rsid="0008d95b"/>
    </style:style>
    <style:style style:name="P10" style:family="paragraph" style:parent-style-name="Text_20_body">
      <style:text-properties officeooo:rsid="004f22f0" officeooo:paragraph-rsid="0008d95b"/>
    </style:style>
    <style:style style:name="P11" style:family="paragraph" style:parent-style-name="Text_20_body">
      <style:text-properties officeooo:rsid="000c1da1" officeooo:paragraph-rsid="000c1da1"/>
    </style:style>
    <style:style style:name="P12" style:family="paragraph" style:parent-style-name="Text_20_body">
      <style:text-properties officeooo:rsid="000c1da1" officeooo:paragraph-rsid="0016db2e"/>
    </style:style>
    <style:style style:name="P13" style:family="paragraph" style:parent-style-name="Preformatted_20_Text">
      <style:text-properties style:font-name="Liberation Mono" fo:font-size="12pt" officeooo:paragraph-rsid="0008d95b" style:font-size-asian="12pt" style:font-size-complex="12pt"/>
    </style:style>
    <style:style style:name="P14" style:family="paragraph" style:parent-style-name="Preformatted_20_Text">
      <style:text-properties style:font-name="Times New Roman" fo:font-size="12pt" officeooo:rsid="004b83fa" officeooo:paragraph-rsid="0008d95b" style:font-size-asian="12pt" style:font-size-complex="12pt"/>
    </style:style>
    <style:style style:name="P15" style:family="paragraph" style:parent-style-name="Standard">
      <style:text-properties officeooo:rsid="00574b4f" officeooo:paragraph-rsid="0016db2e"/>
    </style:style>
    <style:style style:name="P16" style:family="paragraph" style:parent-style-name="Text_20_body">
      <style:text-properties officeooo:rsid="0008d95b" officeooo:paragraph-rsid="0008d95b"/>
    </style:style>
    <style:style style:name="P17" style:family="paragraph" style:parent-style-name="Text_20_body">
      <style:text-properties officeooo:rsid="000c0064" officeooo:paragraph-rsid="0016db2e"/>
    </style:style>
    <style:style style:name="P18" style:family="paragraph" style:parent-style-name="Text_20_body" style:list-style-name="L1">
      <style:text-properties style:font-name="Liberation Mono" officeooo:rsid="0010771b" officeooo:paragraph-rsid="0016db2e"/>
    </style:style>
    <style:style style:name="P19" style:family="paragraph" style:parent-style-name="Text_20_body" style:list-style-name="L6">
      <style:text-properties style:font-name="Liberation Mono" officeooo:rsid="004f22f0" officeooo:paragraph-rsid="0008d95b"/>
    </style:style>
    <style:style style:name="P20" style:family="paragraph" style:parent-style-name="Text_20_body" style:list-style-name="L7">
      <style:text-properties style:font-name="Liberation Mono" officeooo:rsid="0056a947" officeooo:paragraph-rsid="0008d95b"/>
    </style:style>
    <style:style style:name="P21" style:family="paragraph" style:parent-style-name="Text_20_body">
      <style:text-properties style:font-name="Liberation Mono" officeooo:rsid="0056a947" officeooo:paragraph-rsid="0008d95b"/>
    </style:style>
    <style:style style:name="P22" style:family="paragraph" style:parent-style-name="Text_20_body" style:list-style-name="L2">
      <style:text-properties officeooo:paragraph-rsid="0008d95b"/>
    </style:style>
    <style:style style:name="P23" style:family="paragraph" style:parent-style-name="Text_20_body" style:list-style-name="L3">
      <style:text-properties officeooo:rsid="00455a78" officeooo:paragraph-rsid="0008d95b"/>
    </style:style>
    <style:style style:name="P24" style:family="paragraph" style:parent-style-name="Text_20_body" style:list-style-name="L5">
      <style:text-properties officeooo:rsid="004d337a" officeooo:paragraph-rsid="0008d95b"/>
    </style:style>
    <style:style style:name="P25" style:family="paragraph" style:parent-style-name="Text_20_body" style:list-style-name="L6">
      <style:text-properties officeooo:paragraph-rsid="0008d95b"/>
    </style:style>
    <style:style style:name="P26" style:family="paragraph" style:parent-style-name="Text_20_body">
      <style:text-properties officeooo:paragraph-rsid="001bbb0e"/>
    </style:style>
    <style:style style:name="P27" style:family="paragraph" style:parent-style-name="Text_20_body">
      <style:text-properties officeooo:paragraph-rsid="001ffbc6"/>
    </style:style>
    <style:style style:name="P28" style:family="paragraph" style:parent-style-name="Heading_20_2">
      <style:text-properties officeooo:rsid="0008d95b" officeooo:paragraph-rsid="0008d95b"/>
    </style:style>
    <style:style style:name="P29" style:family="paragraph" style:parent-style-name="Heading_20_2">
      <style:text-properties officeooo:rsid="0041c423" officeooo:paragraph-rsid="0008d95b"/>
    </style:style>
    <style:style style:name="P30" style:family="paragraph" style:parent-style-name="Heading_20_2">
      <style:text-properties officeooo:rsid="004b1568" officeooo:paragraph-rsid="0008d95b"/>
    </style:style>
    <style:style style:name="P31" style:family="paragraph" style:parent-style-name="Heading_20_2">
      <style:text-properties officeooo:rsid="001703dc" officeooo:paragraph-rsid="001703dc"/>
    </style:style>
    <style:style style:name="P32" style:family="paragraph" style:parent-style-name="Preformatted_20_Text" style:list-style-name="L4">
      <style:text-properties style:font-name="Liberation Mono" fo:font-size="12pt" officeooo:rsid="004783c9" officeooo:paragraph-rsid="0008d95b" style:font-size-asian="12pt" style:font-size-complex="12pt"/>
    </style:style>
    <style:style style:name="P33" style:family="paragraph" style:parent-style-name="Preformatted_20_Text" style:list-style-name="L4">
      <style:text-properties style:font-name="Liberation Mono" fo:font-size="12pt" officeooo:paragraph-rsid="0008d95b" style:font-size-asian="12pt" style:font-size-complex="12pt"/>
    </style:style>
    <style:style style:name="T1" style:family="text">
      <style:text-properties style:font-name="Liberation Mono"/>
    </style:style>
    <style:style style:name="T2" style:family="text">
      <style:text-properties style:font-name="Liberation Mono" officeooo:rsid="0043f82c"/>
    </style:style>
    <style:style style:name="T3" style:family="text">
      <style:text-properties style:font-name="Liberation Mono" officeooo:rsid="00356385"/>
    </style:style>
    <style:style style:name="T4" style:family="text">
      <style:text-properties style:font-name="Liberation Mono" officeooo:rsid="0045da5a"/>
    </style:style>
    <style:style style:name="T5" style:family="text">
      <style:text-properties style:font-name="Liberation Mono" officeooo:rsid="00289a65"/>
    </style:style>
    <style:style style:name="T6" style:family="text">
      <style:text-properties style:font-name="Liberation Mono" officeooo:rsid="004d63ca"/>
    </style:style>
    <style:style style:name="T7" style:family="text">
      <style:text-properties style:font-name="Liberation Mono" officeooo:rsid="003560a6"/>
    </style:style>
    <style:style style:name="T8" style:family="text">
      <style:text-properties style:font-name="Liberation Mono" officeooo:rsid="004f22f0"/>
    </style:style>
    <style:style style:name="T9" style:family="text">
      <style:text-properties officeooo:rsid="004783c9"/>
    </style:style>
    <style:style style:name="T10" style:family="text">
      <style:text-properties officeooo:rsid="0048c885"/>
    </style:style>
    <style:style style:name="T11" style:family="text">
      <style:text-properties officeooo:rsid="00574b4f"/>
    </style:style>
    <style:style style:name="T12" style:family="text">
      <style:text-properties officeooo:rsid="0008d95b"/>
    </style:style>
    <style:style style:name="T13" style:family="text">
      <style:text-properties officeooo:rsid="000c0064"/>
    </style:style>
    <style:style style:name="T14" style:family="text">
      <style:text-properties officeooo:rsid="000fdc57"/>
    </style:style>
    <style:style style:name="T15" style:family="text">
      <style:text-properties officeooo:rsid="001bbb0e"/>
    </style:style>
    <style:style style:name="T16" style:family="text">
      <style:text-properties officeooo:rsid="001d57ea"/>
    </style:style>
    <style:style style:name="T17" style:family="text">
      <style:text-properties officeooo:rsid="001e7d66"/>
    </style:style>
    <style:style style:name="T18" style:family="text">
      <style:text-properties officeooo:rsid="001f8a2c"/>
    </style:style>
    <style:style style:name="T19" style:family="text">
      <style:text-properties officeooo:rsid="001ffb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ndo o sistema</text:p>
      <text:h text:style-name="P28" text:outline-level="2">A suíte de testes</text:h>
      <text:p text:style-name="P16"><text:tab/>Junto aos utilitários fornecidos pelos desenvolvedores do kernel linux existe um conjunto de testes criados para avaliar diversos parâmetros dos sistemas de tempo real.</text:p>
      <text:p text:style-name="P15"><text:span text:style-name="T13"><text:tab/>A </text:span>execução dos testes, <text:span text:style-name="T13">foi realizada inicialmente, para fins de comparação, em uma </text:span>instalação padrão do Debian 8.8 (jessie), <text:span text:style-name="T13">com </text:span>kernel <text:span text:style-name="T13">na </text:span>versão 3.16.0 <text:span text:style-name="T13">que já se encontra pré-instalado na distribuição. Em seguida os testes foram executados em três versões do kernel onde o patch rt-linux foi aplicado e algumas configurações foram alteradas para garantir uma menor latência no sistema.</text:span></text:p>
      <text:p text:style-name="P2"><text:tab/><text:span text:style-name="T13">Dentre os programas presentes no conjunto de testes foi executado o programa cyclictest.</text:span></text:p>
      <text:p text:style-name="P17">Este programa mede, com alto grau de precisão, a latência <text:s/>(jitter) de um número definido de tarefas (threads).</text:p>
      <text:p text:style-name="P12"><text:tab/>Para <text:span text:style-name="T14">ler a página de manual do programa basta executar, no diretório raiz da aplicação, o comando</text:span>:</text:p>
      <text:p text:style-name="P12"/>
      <text:list xml:id="list9093110724548296757" text:style-name="L1">
        <text:list-item>
          <text:p text:style-name="P18">$man ./src/cyclictest/cyclictest.8</text:p>
        </text:list-item>
      </text:list>
      <text:h text:style-name="P29" text:outline-level="2">Baixando os testes oficiais do patch rt</text:h>
      <text:p text:style-name="P3"><text:tab/>O download dos <text:span text:style-name="T9">fontes desses</text:span> testes pode ser feito pelo comando wget:</text:p>
      <text:p text:style-name="P3"/>
      <text:list xml:id="list5647089075528804072" text:style-name="L2">
        <text:list-item>
          <text:p text:style-name="P22"><text:span text:style-name="T2">$wget https://www.kernel.org/pub/linux/utils/rt-tests/</text:span><text:span text:style-name="T1">rt-tests-1.0.tar.xz</text:span></text:p>
        </text:list-item>
      </text:list>
      <text:p text:style-name="P4"/>
      <text:p text:style-name="P5"><text:tab/>Para descompactar:</text:p>
      <text:p text:style-name="P5"/>
      <text:list xml:id="list7248283433054596610" text:style-name="L3">
        <text:list-item>
          <text:p text:style-name="P23">$<text:span text:style-name="T3">$</text:span><text:span text:style-name="T1">xz -cd </text:span><text:span text:style-name="T4">rt-tests-1.0.tar.xz</text:span><text:span text:style-name="T1"> | tar xvf -</text:span></text:p>
        </text:list-item>
      </text:list>
      <text:p text:style-name="P6"/>
      <text:p text:style-name="P7"><text:tab/>Outra forma de adquirir os fontes <text:span text:style-name="T10">mais atuais,</text:span> o repositório git do projeto <text:span text:style-name="T10">pode ser acessado usando os comandos</text:span>:</text:p>
      <text:p text:style-name="P7"/>
      <text:list xml:id="list7146780751916617510" text:style-name="L4">
        <text:list-item>
          <text:p text:style-name="P32">$git clone git://git.kernel.org/pub/scm/utils/rt-tests/rt-tests.git</text:p>
        </text:list-item>
        <text:list-item>
          <text:p text:style-name="P33"><text:span text:style-name="T9">$</text:span>cd rt-tests</text:p>
        </text:list-item>
        <text:list-item>
          <text:p text:style-name="P33"><text:span text:style-name="T9">$</text:span>git checkout stable/v1.<text:span text:style-name="T10">1</text:span></text:p>
        </text:list-item>
      </text:list>
      <text:p text:style-name="P13"/>
      <text:p text:style-name="P14"><text:tab/>Neste trabalho foi utilizada a versão rt-tests-1.<text:span text:style-name="T12">0, que no momento era a versão mais estável mais atual.</text:span></text:p>
      <text:p text:style-name="P13"/>
      <text:h text:style-name="P30" text:outline-level="2"><text:soft-page-break/>Compilação dos testes</text:h>
      <text:p text:style-name="P9"><text:tab/>Antes da compilação dos fontes os pacotes abaixo devem estar instalados:</text:p>
      <text:p text:style-name="P9"/>
      <text:list xml:id="list1254768306494873150" text:style-name="L5">
        <text:list-item>
          <text:p text:style-name="P24"><text:span text:style-name="T5">b</text:span><text:span text:style-name="T1">uild-essential</text:span>: conjunto de ferramentas e bibliotecas usadas na construção do kernel Linux, como o compilador gcc, libc6-dev, gnu make etc, em distribuições Debian e Ubuntu.</text:p>
        </text:list-item>
        <text:list-item>
          <text:p text:style-name="P24"><text:span text:style-name="T6">l</text:span><text:span text:style-name="T1">ibnuma-dev:</text:span> biblioteca que proporciona recursos para o controle de recursos de escalonamento e distribuição de memória NUMA (Nom-Uniform Memory Architeture). </text:p>
        </text:list-item>
      </text:list>
      <text:p text:style-name="P9"/>
      <text:p text:style-name="P10"><text:tab/>Para instalar:</text:p>
      <text:p text:style-name="P10"/>
      <text:list xml:id="list4698887896515685533" text:style-name="L6">
        <text:list-item>
          <text:p text:style-name="P25"><text:span text:style-name="T7">#</text:span><text:span text:style-name="T8">apt-get install build-essential libnuma-dev</text:span></text:p>
          <text:p text:style-name="P19"/>
        </text:list-item>
      </text:list>
      <text:p text:style-name="P8"><text:tab/>Para compilar os testes basta usar o comando <text:span text:style-name="T1">make</text:span> <text:span text:style-name="T11">no </text:span>diretório <text:span text:style-name="T11">dos testes (rt-tests-1.1)</text:span>:</text:p>
      <text:list xml:id="list2669898804801505156" text:style-name="L7">
        <text:list-item>
          <text:p text:style-name="P20">#make</text:p>
        </text:list-item>
      </text:list>
      <text:p text:style-name="P21"/>
      <text:h text:style-name="P31" text:outline-level="2"><text:span text:style-name="T15">O </text:span>programa cyclictest</text:h>
      <text:p text:style-name="P26"><text:tab/><text:span text:style-name="T15">O programa cyclictest é um programa que faz a </text:span><text:span text:style-name="T13">med</text:span><text:span text:style-name="T15">ição</text:span><text:span text:style-name="T13">, com alto grau de precisão, a latência <text:s/>(jitter) de um número definido de tarefas (threads).</text:span></text:p>
      <text:p text:style-name="P26"><text:span text:style-name="T15"><text:tab/>Inicialmente, o programa, executa uma thread principal, com prioridade padrão do sistema para aplicações de nível do usuário, que 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ativada, são computados e enviados thread principal, que por sua fez calcula os valores de latência </text:span><text:span text:style-name="T16">(jitter)</text:span><text:span text:style-name="T15">, mínima, máxima e média de cada thread de tempo real.</text:span></text:p>
      <text:p text:style-name="P27"><text:span text:style-name="T15"><text:tab/></text:span><text:span text:style-name="T17">Para </text:span><text:span text:style-name="T19">que os resultados da </text:span><text:span text:style-name="T17">medição da latência do sistema </text:span><text:span text:style-name="T19">seja válido,</text:span><text:span text:style-name="T17"> é preciso que o teste seja executado diversas vezes por um período de tempo, suficiente, longo </text:span><text:span text:style-name="T18">e em conjunto com alguma aplicação que gere sobrecarga no sistema.</text:span></text:p>
      <text:p text:style-name="P11"/>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09:59:33</meta:creation-date>
    <meta:generator>LibreOffice/4.0.6.2$MacOSX_x86 LibreOffice_project/2e2573268451a50806fcd60ae2d9fe01dd0ce24</meta:generator>
    <dc:date>2017-06-20T10:44:15</dc:date>
    <meta:editing-duration>PT4H42M40S</meta:editing-duration>
    <meta:editing-cycles>17</meta:editing-cycles>
    <meta:document-statistic meta:table-count="0" meta:image-count="0" meta:object-count="0" meta:page-count="2" meta:paragraph-count="32" meta:word-count="472" meta:character-count="3112" meta:non-whitespace-character-count="2663"/>
  </office:meta>
</office:document-meta>
</file>